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T1" style:family="text">
      <style:text-properties officeooo:rsid="00021b36"/>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Date &amp; Time in PHP </text:h>
      <text:p text:style-name="Horizontal_20_Line"/>
      <text:p text:style-name="Text_20_body">In PHP, date and time functions are used to display, calculate, and format dates and times. They are very useful in projects like blogs, bookings, transactions, or reports where time tracking is important.</text:p>
      <text:p text:style-name="Horizontal_20_Line"/>
      <text:h text:style-name="Heading_20_2" text:outline-level="2">2) Main Functions</text:h>
      <text:h text:style-name="Heading_20_3" text:outline-level="3">1. <text:span text:style-name="Strong_20_Emphasis">time()</text:span></text:h>
      <text:list xml:id="list610954622" text:style-name="L1">
        <text:list-item>
          <text:p text:style-name="P2">Returns the current Unix timestamp (seconds since 1 January 1970).</text:p>
        </text:list-item>
        <text:list-item>
          <text:p text:style-name="P2">Example:</text:p>
        </text:list-item>
      </text:list>
      <text:p text:style-name="Preformatted_20_Text"><text:span text:style-name="Source_20_Text">$timestamp = time();</text:span></text:p>
      <text:p text:style-name="P1"><text:span text:style-name="Source_20_Text">echo $timestamp; // 1729551296</text:span></text:p>
      <text:h text:style-name="Heading_20_3" text:outline-level="3">2. <text:span text:style-name="Strong_20_Emphasis">date()</text:span></text:h>
      <text:list xml:id="list3568906802" text:style-name="L2">
        <text:list-item>
          <text:p text:style-name="P3">Formats a timestamp into a readable date/time string.</text:p>
        </text:list-item>
        <text:list-item>
          <text:p text:style-name="P3">Syntax: <text:span text:style-name="Source_20_Text">date(format, timestamp)</text:span></text:p>
        </text:list-item>
        <text:list-item>
          <text:p text:style-name="P3">Common format characters:</text:p>
          <text:list>
            <text:list-item>
              <text:p text:style-name="P3">Y → Year (2025) <text:s text:c="4"/><text:span text:style-name="T1">y 2 digit 25</text:span></text:p>
            </text:list-item>
            <text:list-item>
              <text:p text:style-name="P3">m → Month (01–12) <text:s text:c="5"/><text:span text:style-name="T1">n 1,8</text:span></text:p>
            </text:list-item>
            <text:list-item>
              <text:p text:style-name="P3">d → Day (01–31) <text:s text:c="5"/><text:span text:style-name="T1">j</text:span></text:p>
            </text:list-item>
            <text:list-item>
              <text:p text:style-name="P3">H → 24-hour format <text:s text:c="2"/><text:span text:style-name="T1">h</text:span></text:p>
            </text:list-item>
            <text:list-item>
              <text:p text:style-name="P3">i → Minutes <text:s text:c="5"/></text:p>
            </text:list-item>
            <text:list-item>
              <text:p text:style-name="P3">s → Seconds</text:p>
            </text:list-item>
          </text:list>
        </text:list-item>
        <text:list-item>
          <text:p text:style-name="P3">Example:</text:p>
        </text:list-item>
      </text:list>
      <text:p text:style-name="P1"><text:span text:style-name="Source_20_Text">echo date('Y-m-d H:i:s'); // 2025-10-22 12:34:56</text:span></text:p>
      <text:h text:style-name="Heading_20_3" text:outline-level="3">3. <text:span text:style-name="Strong_20_Emphasis">strtotime()</text:span></text:h>
      <text:list xml:id="list3685784162" text:style-name="L3">
        <text:list-item>
          <text:p text:style-name="P4">Converts English date/time text into a timestamp.</text:p>
        </text:list-item>
        <text:list-item>
          <text:p text:style-name="P4">Example:</text:p>
        </text:list-item>
      </text:list>
      <text:p text:style-name="P1"><text:span text:style-name="Source_20_Text">echo strtotime('next Monday');</text:span></text:p>
      <text:h text:style-name="Heading_20_3" text:outline-level="3"><text:soft-page-break/>4. <text:span text:style-name="Strong_20_Emphasis">gmdate()</text:span></text:h>
      <text:list xml:id="list174821524" text:style-name="L4">
        <text:list-item>
          <text:p text:style-name="P5">Similar to <text:span text:style-name="Source_20_Text">date()</text:span> but gives time in UTC.</text:p>
        </text:list-item>
        <text:list-item>
          <text:p text:style-name="P5">Example:</text:p>
        </text:list-item>
      </text:list>
      <text:p text:style-name="P1"><text:span text:style-name="Source_20_Text">echo gmdate('Y-m-d H:i:s'); <text:s text:c="4"/></text:span><text:span text:style-name="Source_20_Text"><text:span text:style-name="T1">current time in utc</text:span></text:span></text:p>
      <text:h text:style-name="Heading_20_3" text:outline-level="3">5. <text:span text:style-name="Strong_20_Emphasis">date_default_timezone_set() <text:s text:c="3"/></text:span><text:span text:style-name="Strong_20_Emphasis"><text:span text:style-name="T1">get() <text:s text:c="3"/>php.ini </text:span></text:span></text:h>
      <text:list xml:id="list3515687704" text:style-name="L5">
        <text:list-item>
          <text:p text:style-name="P6">Sets the default timezone for your PHP script.</text:p>
        </text:list-item>
        <text:list-item>
          <text:p text:style-name="P6">Example:</text:p>
        </text:list-item>
      </text:list>
      <text:p text:style-name="Preformatted_20_Text"><text:span text:style-name="Source_20_Text">date_default_timezone_set('Asia/Kolkata');</text:span></text:p>
      <text:p text:style-name="P1"><text:span text:style-name="Source_20_Text">echo date('Y-m-d H:i:s');</text:span></text:p>
      <text:h text:style-name="Heading_20_3" text:outline-level="3">6. <text:span text:style-name="Strong_20_Emphasis">DateTime Class</text:span></text:h>
      <text:list xml:id="list4255264311" text:style-name="L6">
        <text:list-item>
          <text:p text:style-name="P7">Used for advanced date/time operations.</text:p>
        </text:list-item>
        <text:list-item>
          <text:p text:style-name="P7">Example:</text:p>
        </text:list-item>
      </text:list>
      <text:p text:style-name="Preformatted_20_Text"><text:span text:style-name="Source_20_Text">$dt = new DateTime('2025-12-25 09:00:00');</text:span></text:p>
      <text:p text:style-name="P1"><text:span text:style-name="Source_20_Text">echo $dt-&gt;format('Y-m-d H:i:s');</text:span></text:p>
      <text:h text:style-name="Heading_20_3" text:outline-level="3">7. <text:span text:style-name="Strong_20_Emphasis">DateInterval</text:span></text:h>
      <text:list xml:id="list1183998989" text:style-name="L7">
        <text:list-item>
          <text:p text:style-name="P8">Used to add or subtract time periods.</text:p>
        </text:list-item>
        <text:list-item>
          <text:p text:style-name="P8">Example:</text:p>
        </text:list-item>
      </text:list>
      <text:p text:style-name="Preformatted_20_Text"><text:span text:style-name="Source_20_Text">$dt = new DateTime('2025-10-22');</text:span></text:p>
      <text:p text:style-name="Preformatted_20_Text"><text:span text:style-name="Source_20_Text">$dt-&gt;add(new DateInterval('P10D'));</text:span></text:p>
      <text:p text:style-name="P1"><text:span text:style-name="Source_20_Text">echo $dt-&gt;format('Y-m-d'); // 2025-11-01</text:span></text:p>
      <text:h text:style-name="Heading_20_3" text:outline-level="3">8. <text:span text:style-name="Strong_20_Emphasis">DatePeriod</text:span></text:h>
      <text:list xml:id="list3293813381" text:style-name="L8">
        <text:list-item>
          <text:p text:style-name="P9">Used to loop between two dates.</text:p>
        </text:list-item>
        <text:list-item>
          <text:p text:style-name="P9">Example:</text:p>
        </text:list-item>
      </text:list>
      <text:p text:style-name="Preformatted_20_Text"><text:span text:style-name="Source_20_Text">$start = new DateTime('2025-10-01');</text:span></text:p>
      <text:p text:style-name="Preformatted_20_Text"><text:span text:style-name="Source_20_Text">$end = new DateTime('2025-10-05');</text:span></text:p>
      <text:p text:style-name="Preformatted_20_Text"><text:span text:style-name="Source_20_Text">$interval = new DateInterval('P1D');</text:span></text:p>
      <text:p text:style-name="Preformatted_20_Text"><text:span text:style-name="Source_20_Text">$period = new DatePeriod($start, $interval, $end);</text:span></text:p>
      <text:p text:style-name="Preformatted_20_Text"/>
      <text:p text:style-name="Preformatted_20_Text"><text:span text:style-name="Source_20_Text">foreach ($period as $date) {</text:span></text:p>
      <text:p text:style-name="Preformatted_20_Text"><text:span text:style-name="Source_20_Text"><text:s text:c="4"/>echo $date-&gt;format('Y-m-d') . "\n";</text:span></text:p>
      <text:p text:style-name="P1"><text:span text:style-name="Source_20_Text">}</text:span></text:p>
      <text:p text:style-name="Horizontal_20_Line"/>
      <text:h text:style-name="Heading_20_2" text:outline-level="2"><text:soft-page-break/>3) Timezone Conversion Example</text:h>
      <text:p text:style-name="Preformatted_20_Text"><text:span text:style-name="Source_20_Text">$dateStr = '2025-12-25 09:00:00';</text:span></text:p>
      <text:p text:style-name="Preformatted_20_Text"><text:span text:style-name="Source_20_Text">$source = new DateTimeZone('Asia/Kolkata');</text:span></text:p>
      <text:p text:style-name="Preformatted_20_Text"><text:span text:style-name="Source_20_Text">$target = new DateTimeZone('America/New_York');</text:span></text:p>
      <text:p text:style-name="Preformatted_20_Text"/>
      <text:p text:style-name="Preformatted_20_Text"><text:span text:style-name="Source_20_Text">$dt = new DateTime($dateStr, $source);</text:span></text:p>
      <text:p text:style-name="Preformatted_20_Text"><text:span text:style-name="Source_20_Text">$dt-&gt;setTimezone($target);</text:span></text:p>
      <text:p text:style-name="P1"><text:span text:style-name="Source_20_Text">echo $dt-&gt;format('Y-m-d H:i:s T');</text:span></text:p>
      <text:p text:style-name="Horizontal_20_Line"/>
      <text:h text:style-name="Heading_20_2" text:outline-level="2">4) Best Practices</text:h>
      <text:list xml:id="list4229350177" text:style-name="L9">
        <text:list-item>
          <text:p text:style-name="P10">Always store time in <text:span text:style-name="Strong_20_Emphasis">UTC</text:span> in your database.</text:p>
        </text:list-item>
        <text:list-item>
          <text:p text:style-name="P10">Always <text:span text:style-name="Strong_20_Emphasis">set default timezone</text:span> at the start of the script.</text:p>
        </text:list-item>
        <text:list-item>
          <text:p text:style-name="P10">Use <text:span text:style-name="Source_20_Text">DateTime</text:span> instead of older functions for better accuracy.</text:p>
        </text:list-item>
        <text:list-item>
          <text:p text:style-name="P10">Avoid ambiguous date formats — prefer <text:span text:style-name="Source_20_Text">Y-m-d H:i:s</text:span>.</text:p>
        </text:list-item>
      </text:list>
      <text:p text:style-name="Horizontal_20_Line"/>
      <text:h text:style-name="Heading_20_2" text:outline-level="2">5) Quiz</text:h>
      <text:list xml:id="list3271687949" text:style-name="L10">
        <text:list-item>
          <text:p text:style-name="P11">What does <text:span text:style-name="Source_20_Text">time()</text:span> return?</text:p>
        </text:list-item>
        <text:list-item>
          <text:p text:style-name="P11">Why do we store dates in UTC?</text:p>
        </text:list-item>
        <text:list-item>
          <text:p text:style-name="P11">How do you change the timezone in PHP?</text:p>
        </text:list-item>
      </text:list>
      <text:p text:style-name="Horizontal_20_Line"/>
      <text:h text:style-name="Heading_20_2" text:outline-level="2">6) Summary</text:h>
      <text:list xml:id="list563122744" text:style-name="L11">
        <text:list-item>
          <text:p text:style-name="P12">PHP provides powerful date/time functions.</text:p>
        </text:list-item>
        <text:list-item>
          <text:p text:style-name="P12">Use <text:span text:style-name="Source_20_Text">date()</text:span> for formatting.</text:p>
        </text:list-item>
        <text:list-item>
          <text:p text:style-name="P12">Use <text:span text:style-name="Source_20_Text">DateTime</text:span> for advanced operations.</text:p>
        </text:list-item>
        <text:list-item>
          <text:p text:style-name="P12">Manage timezones carefully for global users.</text:p>
        </text:list-item>
      </text:list>
      <text:p text:style-name="Horizontal_20_Line"/>
      <text:p text:style-name="Text_20_body"><text:span text:style-name="Strong_20_Emphasis">Example Output:</text:span></text:p>
      <text:p text:style-name="Preformatted_20_Text"><text:span text:style-name="Source_20_Text">Current time: 2025-10-22 12:34:56</text:span></text:p>
      <text:p text:style-name="P1"><text:span text:style-name="Source_20_Text">Converted time: 2025-12-24 23:30:00 EST</text:span></text:p>
      <text:p text:style-name="Horizontal_20_Lin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mes New Roman" fo:font-family="'Times New Roman'"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Courier New" fo:font-family="'Courier New'" style:font-family-generic="modern" style:font-pitch="fixed" style:font-name-asian="NSimSun1"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10-22T16:18:04.854000000</meta:creation-date>
    <dc:date>2025-10-22T16:56:31.484000000</dc:date>
    <meta:editing-duration>PT7M45S</meta:editing-duration>
    <meta:editing-cycles>2</meta:editing-cycles>
    <meta:generator>Neat_Office/6.2.8.2$Windows_x86 LibreOffice_project/</meta:generator>
    <meta:document-statistic meta:table-count="0" meta:image-count="0" meta:object-count="0" meta:page-count="3" meta:paragraph-count="78" meta:word-count="390" meta:character-count="2503" meta:non-whitespace-character-count="2188"/>
  </office:meta>
</office:document-meta>
</file>